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C000000BD036A9736574C6485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f200" draw:marker-start="" draw:marker-start-width="0.359cm" draw:marker-end-width="0.359cm" draw:fill="none" draw:fill-color="#ed1c24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f200" draw:marker-start="Arrow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  <style:text-properties fo:background-color="#fff200"/>
    </style:style>
    <style:style style:name="P2" style:family="paragraph">
      <loext:graphic-properties draw:fill="none" draw:fill-color="#ed1c2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200"/>
    </style:style>
    <style:style style:name="P5" style:family="paragraph">
      <style:text-properties fo:color="#fff200" fo:background-color="transparent"/>
    </style:style>
    <style:style style:name="P6" style:family="paragraph">
      <loext:graphic-properties draw:fill="none" draw:fill-color="#ffffff"/>
      <style:text-properties fo:color="#fff200" fo:background-color="transparent"/>
    </style:style>
    <style:style style:name="P7" style:family="paragraph">
      <style:text-properties fo:color="#fff200"/>
    </style:style>
    <style:style style:name="T1" style:family="text">
      <style:text-properties fo:color="#fff200"/>
    </style:style>
    <style:style style:name="T2" style:family="text">
      <style:text-properties fo:color="#fff2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FC000000BD036A9736574C64852.jpg" xlink:type="simple" xlink:show="embed" xlink:actuate="onLoad">
            <text:p/>
          </draw:image>
        </draw:frame>
        <draw:line draw:style-name="gr2" draw:text-style-name="P2" draw:layer="layout" svg:x1="6.615cm" svg:y1="11.623cm" svg:x2="6.615cm" svg:y2="10.639cm">
          <text:p/>
        </draw:line>
        <draw:line draw:style-name="gr2" draw:text-style-name="P2" draw:layer="layout" svg:x1="8.032cm" svg:y1="13.684cm" svg:x2="8.032cm" svg:y2="12.7cm">
          <text:p/>
        </draw:line>
        <draw:line draw:style-name="gr2" draw:text-style-name="P2" draw:layer="layout" svg:x1="14.817cm" svg:y1="14.968cm" svg:x2="14.836cm" svg:y2="10.81cm">
          <text:p/>
        </draw:line>
        <draw:line draw:style-name="gr2" draw:text-style-name="P2" draw:layer="layout" svg:x1="6.634cm" svg:y1="13.629cm" svg:x2="6.634cm" svg:y2="12.645cm">
          <text:p/>
        </draw:line>
        <draw:line draw:style-name="gr2" draw:text-style-name="P2" draw:layer="layout" svg:x1="17.576cm" svg:y1="13.572cm" svg:x2="17.576cm" svg:y2="12.588cm">
          <text:p/>
        </draw:line>
        <draw:line draw:style-name="gr3" draw:text-style-name="P3" draw:layer="layout" svg:x1="6.691cm" svg:y1="13.191cm" svg:x2="8.032cm" svg:y2="13.191cm">
          <text:p/>
        </draw:line>
        <draw:line draw:style-name="gr3" draw:text-style-name="P3" draw:layer="layout" svg:x1="6.615cm" svg:y1="11.149cm" svg:x2="14.798cm" svg:y2="11.15cm">
          <text:p/>
        </draw:line>
        <draw:line draw:style-name="gr3" draw:text-style-name="P3" draw:layer="layout" svg:x1="8.072cm" svg:y1="13.191cm" svg:x2="14.741cm" svg:y2="13.191cm">
          <text:p/>
        </draw:line>
        <draw:line draw:style-name="gr3" draw:text-style-name="P3" draw:layer="layout" svg:x1="8.073cm" svg:y1="13.191cm" svg:x2="14.742cm" svg:y2="13.191cm">
          <text:p/>
        </draw:line>
        <draw:line draw:style-name="gr3" draw:text-style-name="P3" draw:layer="layout" svg:x1="14.837cm" svg:y1="13.21cm" svg:x2="17.501cm" svg:y2="13.191cm">
          <text:p/>
        </draw:line>
        <draw:frame draw:style-name="gr4" draw:text-style-name="P4" draw:layer="layout" svg:width="2.123cm" svg:height="0.962cm" svg:x="16.486cm" svg:y="10.93cm">
          <draw:text-box>
            <text:p><text:span text:style-name="T1">Motor</text:span></text:p>
          </draw:text-box>
        </draw:frame>
        <draw:frame draw:style-name="gr5" draw:text-style-name="P4" draw:layer="layout" svg:width="1.455cm" svg:height="0.962cm" svg:x="5.862cm" svg:y="9.791cm">
          <draw:text-box>
            <text:p><text:span text:style-name="T1">W2</text:span></text:p>
          </draw:text-box>
        </draw:frame>
        <draw:frame draw:style-name="gr6" draw:text-style-name="P4" draw:layer="layout" svg:width="1.455cm" svg:height="0.962cm" svg:x="7.41cm" svg:y="11.439cm">
          <draw:text-box>
            <text:p><text:span text:style-name="T1">W1</text:span></text:p>
          </draw:text-box>
        </draw:frame>
        <draw:frame draw:style-name="gr7" draw:text-style-name="P4" draw:layer="layout" svg:width="1.93cm" svg:height="1.673cm" svg:x="5.377cm" svg:y="13.637cm">
          <draw:text-box>
            <text:p><text:span text:style-name="T1">Load cell</text:span></text:p>
          </draw:text-box>
        </draw:frame>
        <draw:frame draw:style-name="gr8" draw:text-style-name="P6" draw:layer="layout" svg:width="1.93cm" svg:height="1.648cm" svg:x="13.842cm" svg:y="11.073cm">
          <draw:text-box>
            <text:p text:style-name="P5"><text:span text:style-name="T2">Pivot</text:span></text:p>
          </draw:text-box>
        </draw:frame>
        <draw:frame draw:style-name="gr9" draw:text-style-name="P4" draw:layer="layout" svg:width="0.925cm" svg:height="0.962cm" svg:x="16.018cm" svg:y="12.395cm">
          <draw:text-box>
            <text:p text:style-name="P7"><text:span text:style-name="T1">b</text:span></text:p>
          </draw:text-box>
        </draw:frame>
        <draw:frame draw:style-name="gr9" draw:text-style-name="P4" draw:layer="layout" svg:width="1.464cm" svg:height="0.962cm" svg:x="10.829cm" svg:y="12.456cm">
          <draw:text-box>
            <text:p text:style-name="P7"><text:span text:style-name="T1">d1</text:span></text:p>
          </draw:text-box>
        </draw:frame>
        <draw:frame draw:style-name="gr9" draw:text-style-name="P4" draw:layer="layout" svg:width="1.464cm" svg:height="0.962cm" svg:x="6.779cm" svg:y="12.435cm">
          <draw:text-box>
            <text:p text:style-name="P7"><text:span text:style-name="T1">c</text:span></text:p>
          </draw:text-box>
        </draw:frame>
        <draw:frame draw:style-name="gr9" draw:text-style-name="P4" draw:layer="layout" svg:width="1.464cm" svg:height="0.962cm" svg:x="10.239cm" svg:y="10.38cm">
          <draw:text-box>
            <text:p text:style-name="P7"><text:span text:style-name="T1">d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1T10:48:12.587000000</dc:date>
    <dc:creator>M B</dc:creator>
    <meta:editing-duration>PT12M</meta:editing-duration>
    <meta:editing-cycles>5</meta:editing-cycles>
    <meta:generator>LibreOffice/5.4.5.1$Windows_X86_64 LibreOffice_project/79c9829dd5d8054ec39a82dc51cd9eff340dbee8</meta:generator>
    <meta:document-statistic meta:object-count="20"/>
  </office:meta>
</office:document-meta>
</file>